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11.69mm"/>
    </style:style>
    <style:style style:name="ro1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ATIVID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Revisão Bibliográfic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ementação do algoritmo de vis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ementação do algoritmos de decis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aliação dos result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ga TCC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ga TCC 2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23:19:16.063334643</meta:creation-date>
    <dc:date>2018-11-23T01:17:22.422376637</dc:date>
    <meta:editing-duration>PT1H22M28S</meta:editing-duration>
    <meta:editing-cycles>5</meta:editing-cycles>
    <meta:generator>LibreOffice/5.1.6.2$Linux_X86_64 LibreOffice_project/10m0$Build-2</meta:generator>
    <meta:document-statistic meta:table-count="1" meta:cell-count="20" meta:object-count="0"/>
  </office:meta>
</office:document-meta>
</file>